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Memory usage – ROUGH figures, kilobyt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urrently we fit in ~42MB of RAM, ~22MB of it 'not us' (Linux, OpenWRT userland, …)</text:p>
          </table:table-cell>
          <table:table-cell table:number-columns-repeated="4"/>
        </table:table-row>
        <table:table-row table:style-name="ro2">
          <table:table-cell table:style-name="ce1">
            <draw:frame table:end-cell-address="Sheet1.E20" table:end-x="2.253cm" table:end-y="0.399cm" draw:z-index="0" draw:style-name="gr1" draw:text-style-name="P1" svg:width="14.21cm" svg:height="7.381cm" svg:x="0.307cm" svg:y="0.188cm">
              <draw:object draw:notify-on-update-of-ranges="Sheet1.A50:Sheet1.A55 Sheet1.D50:Sheet1.D5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16">
          <table:table-cell table:style-name="ce1"/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 table:visibility="collapse">
          <table:table-cell office:value-type="string">
            <text:p>~normal kill order</text:p>
          </table:table-cell>
          <table:table-cell office:value-type="string">
            <text:p>in use</text:p>
          </table:table-cell>
          <table:table-cell office:value-type="string">
            <text:p>delta</text:p>
          </table:table-cell>
          <table:table-cell office:value-type="string">
            <text:p>#</text:p>
          </table:table-cell>
          <table:table-cell office:value-type="string">
            <text:p>per one</text:p>
          </table:table-cell>
        </table:table-row>
        <table:table-row table:style-name="ro2" table:visibility="collapse">
          <table:table-cell office:value-type="string">
            <text:p>base</text:p>
          </table:table-cell>
          <table:table-cell office:value-type="float" office:value="41760">
            <text:p>41760</text:p>
          </table:table-cell>
          <table:table-cell table:number-columns-repeated="3"/>
        </table:table-row>
        <table:table-row table:style-name="ro2" table:visibility="collapse">
          <table:table-cell office:value-type="string">
            <text:p>pm.lua</text:p>
          </table:table-cell>
          <table:table-cell office:value-type="float" office:value="40164">
            <text:p>40164</text:p>
          </table:table-cell>
          <table:table-cell table:formula="of:=[.B22]-[.B23]" office:value-type="float" office:value="1596">
            <text:p>1596</text:p>
          </table:table-cell>
          <table:table-cell/>
          <table:table-cell table:formula="of:=[.C23]" office:value-type="float" office:value="1596">
            <text:p>1596</text:p>
          </table:table-cell>
        </table:table-row>
        <table:table-row table:style-name="ro2" table:visibility="collapse">
          <table:table-cell office:value-type="string">
            <text:p>bird6-elsa</text:p>
          </table:table-cell>
          <table:table-cell office:value-type="float" office:value="37860">
            <text:p>37860</text:p>
          </table:table-cell>
          <table:table-cell table:formula="of:=[.B23]-[.B24]" office:value-type="float" office:value="2304">
            <text:p>2304</text:p>
          </table:table-cell>
          <table:table-cell/>
          <table:table-cell table:formula="of:=[.C24]" office:value-type="float" office:value="2304">
            <text:p>2304</text:p>
          </table:table-cell>
        </table:table-row>
        <table:table-row table:style-name="ro2" table:visibility="collapse">
          <table:table-cell office:value-type="string">
            <text:p>dhclient x5</text:p>
          </table:table-cell>
          <table:table-cell office:value-type="float" office:value="29308">
            <text:p>29308</text:p>
          </table:table-cell>
          <table:table-cell table:formula="of:=[.B24]-[.B25]" office:value-type="float" office:value="8552">
            <text:p>8552</text:p>
          </table:table-cell>
          <table:table-cell office:value-type="float" office:value="5">
            <text:p>5</text:p>
          </table:table-cell>
          <table:table-cell table:formula="of:=[.C25]/[.D25]" office:value-type="float" office:value="1710.4">
            <text:p>1710,4</text:p>
          </table:table-cell>
        </table:table-row>
        <table:table-row table:style-name="ro2" table:visibility="collapse">
          <table:table-cell office:value-type="string">
            <text:p>babeld</text:p>
          </table:table-cell>
          <table:table-cell office:value-type="float" office:value="29188">
            <text:p>29188</text:p>
          </table:table-cell>
          <table:table-cell table:formula="of:=[.B25]-[.B26]" office:value-type="float" office:value="120">
            <text:p>120</text:p>
          </table:table-cell>
          <table:table-cell/>
          <table:table-cell table:formula="of:=[.C26]" office:value-type="float" office:value="120">
            <text:p>120</text:p>
          </table:table-cell>
        </table:table-row>
        <table:table-row table:style-name="ro2" table:visibility="collapse">
          <table:table-cell office:value-type="string">
            <text:p>dhcpd -4</text:p>
          </table:table-cell>
          <table:table-cell office:value-type="float" office:value="26072">
            <text:p>26072</text:p>
          </table:table-cell>
          <table:table-cell table:formula="of:=[.B26]-[.B27]" office:value-type="float" office:value="3116">
            <text:p>3116</text:p>
          </table:table-cell>
          <table:table-cell/>
          <table:table-cell table:formula="of:=[.C27]" office:value-type="float" office:value="3116">
            <text:p>3116</text:p>
          </table:table-cell>
        </table:table-row>
        <table:table-row table:style-name="ro2" table:visibility="collapse">
          <table:table-cell office:value-type="string">
            <text:p>dhcpd -6</text:p>
          </table:table-cell>
          <table:table-cell office:value-type="float" office:value="23124">
            <text:p>23124</text:p>
          </table:table-cell>
          <table:table-cell table:formula="of:=[.B27]-[.B28]" office:value-type="float" office:value="2948">
            <text:p>2948</text:p>
          </table:table-cell>
          <table:table-cell/>
          <table:table-cell table:formula="of:=[.C28]" office:value-type="float" office:value="2948">
            <text:p>2948</text:p>
          </table:table-cell>
        </table:table-row>
        <table:table-row table:style-name="ro2" table:visibility="collapse">
          <table:table-cell office:value-type="string">
            <text:p>radvd</text:p>
          </table:table-cell>
          <table:table-cell office:value-type="float" office:value="22940">
            <text:p>22940</text:p>
          </table:table-cell>
          <table:table-cell table:formula="of:=[.B28]-[.B29]" office:value-type="float" office:value="184">
            <text:p>184</text:p>
          </table:table-cell>
          <table:table-cell/>
          <table:table-cell table:formula="of:=[.C29]" office:value-type="float" office:value="184">
            <text:p>184</text:p>
          </table:table-cell>
        </table:table-row>
        <table:table-row table:style-name="ro2" table:visibility="collapse" table:number-rows-repeated="2">
          <table:table-cell table:number-columns-repeated="5"/>
        </table:table-row>
        <table:table-row table:style-name="ro1" table:visibility="collapse">
          <table:table-cell office:value-type="string">
            <text:p>~inverse kill order, diff things</text:p>
          </table:table-cell>
          <table:table-cell table:number-columns-repeated="4"/>
        </table:table-row>
        <table:table-row table:style-name="ro1" table:visibility="collapse">
          <table:table-cell/>
          <table:table-cell office:value-type="string">
            <text:p>in use</text:p>
          </table:table-cell>
          <table:table-cell office:value-type="string">
            <text:p>delta</text:p>
          </table:table-cell>
          <table:table-cell table:number-columns-repeated="2"/>
        </table:table-row>
        <table:table-row table:style-name="ro2" table:visibility="collapse">
          <table:table-cell office:value-type="string">
            <text:p>base</text:p>
          </table:table-cell>
          <table:table-cell office:value-type="float" office:value="41608">
            <text:p>41608</text:p>
          </table:table-cell>
          <table:table-cell table:number-columns-repeated="3"/>
        </table:table-row>
        <table:table-row table:style-name="ro2" table:visibility="collapse">
          <table:table-cell office:value-type="string">
            <text:p>radvd</text:p>
          </table:table-cell>
          <table:table-cell office:value-type="float" office:value="41480">
            <text:p>41480</text:p>
          </table:table-cell>
          <table:table-cell table:formula="of:=[.B34]-[.B35]" office:value-type="float" office:value="128">
            <text:p>128</text:p>
          </table:table-cell>
          <table:table-cell table:number-columns-repeated="2"/>
        </table:table-row>
        <table:table-row table:style-name="ro2" table:visibility="collapse">
          <table:table-cell office:value-type="string">
            <text:p>dhclient -6</text:p>
          </table:table-cell>
          <table:table-cell office:value-type="float" office:value="39792">
            <text:p>39792</text:p>
          </table:table-cell>
          <table:table-cell table:formula="of:=[.B35]-[.B36]" office:value-type="float" office:value="1688">
            <text:p>1688</text:p>
          </table:table-cell>
          <table:table-cell table:number-columns-repeated="2"/>
        </table:table-row>
        <table:table-row table:style-name="ro2" table:visibility="collapse">
          <table:table-cell office:value-type="string">
            <text:p>dhclient -6</text:p>
          </table:table-cell>
          <table:table-cell office:value-type="float" office:value="38076">
            <text:p>38076</text:p>
          </table:table-cell>
          <table:table-cell table:formula="of:=[.B36]-[.B37]" office:value-type="float" office:value="1716">
            <text:p>1716</text:p>
          </table:table-cell>
          <table:table-cell table:number-columns-repeated="2"/>
        </table:table-row>
        <table:table-row table:style-name="ro2" table:visibility="collapse">
          <table:table-cell office:value-type="string">
            <text:p>dhclient -6</text:p>
          </table:table-cell>
          <table:table-cell office:value-type="float" office:value="36360">
            <text:p>36360</text:p>
          </table:table-cell>
          <table:table-cell table:formula="of:=[.B37]-[.B38]" office:value-type="float" office:value="1716">
            <text:p>1716</text:p>
          </table:table-cell>
          <table:table-cell table:number-columns-repeated="2"/>
        </table:table-row>
        <table:table-row table:style-name="ro2" table:visibility="collapse">
          <table:table-cell office:value-type="string">
            <text:p>dhclient -6</text:p>
          </table:table-cell>
          <table:table-cell office:value-type="float" office:value="34672">
            <text:p>34672</text:p>
          </table:table-cell>
          <table:table-cell table:formula="of:=[.B38]-[.B39]" office:value-type="float" office:value="1688">
            <text:p>1688</text:p>
          </table:table-cell>
          <table:table-cell table:number-columns-repeated="2"/>
        </table:table-row>
        <table:table-row table:style-name="ro2" table:visibility="collapse">
          <table:table-cell office:value-type="string">
            <text:p>dhclient -4</text:p>
          </table:table-cell>
          <table:table-cell office:value-type="float" office:value="32956">
            <text:p>32956</text:p>
          </table:table-cell>
          <table:table-cell table:formula="of:=[.B39]-[.B40]" office:value-type="float" office:value="1716">
            <text:p>1716</text:p>
          </table:table-cell>
          <table:table-cell table:number-columns-repeated="2"/>
        </table:table-row>
        <table:table-row table:style-name="ro2" table:visibility="collapse">
          <table:table-cell office:value-type="string">
            <text:p>dhcpd -6</text:p>
          </table:table-cell>
          <table:table-cell office:value-type="float" office:value="30008">
            <text:p>30008</text:p>
          </table:table-cell>
          <table:table-cell table:formula="of:=[.B40]-[.B41]" office:value-type="float" office:value="2948">
            <text:p>2948</text:p>
          </table:table-cell>
          <table:table-cell table:number-columns-repeated="2"/>
        </table:table-row>
        <table:table-row table:style-name="ro2" table:visibility="collapse">
          <table:table-cell office:value-type="string">
            <text:p>dhcpd -4</text:p>
          </table:table-cell>
          <table:table-cell office:value-type="float" office:value="26864">
            <text:p>26864</text:p>
          </table:table-cell>
          <table:table-cell table:formula="of:=[.B41]-[.B42]" office:value-type="float" office:value="3144">
            <text:p>3144</text:p>
          </table:table-cell>
          <table:table-cell table:number-columns-repeated="2"/>
        </table:table-row>
        <table:table-row table:style-name="ro2" table:visibility="collapse">
          <table:table-cell office:value-type="string">
            <text:p>babeld</text:p>
          </table:table-cell>
          <table:table-cell office:value-type="float" office:value="26744">
            <text:p>26744</text:p>
          </table:table-cell>
          <table:table-cell table:formula="of:=[.B42]-[.B43]" office:value-type="float" office:value="120">
            <text:p>120</text:p>
          </table:table-cell>
          <table:table-cell table:number-columns-repeated="2"/>
        </table:table-row>
        <table:table-row table:style-name="ro2" table:visibility="collapse">
          <table:table-cell office:value-type="string">
            <text:p>bird6-elsa</text:p>
          </table:table-cell>
          <table:table-cell office:value-type="float" office:value="24424">
            <text:p>24424</text:p>
          </table:table-cell>
          <table:table-cell table:formula="of:=[.B43]-[.B44]" office:value-type="float" office:value="2320">
            <text:p>2320</text:p>
          </table:table-cell>
          <table:table-cell table:number-columns-repeated="2"/>
        </table:table-row>
        <table:table-row table:style-name="ro2" table:visibility="collapse">
          <table:table-cell office:value-type="string">
            <text:p>pm.lua</text:p>
          </table:table-cell>
          <table:table-cell office:value-type="float" office:value="22652">
            <text:p>22652</text:p>
          </table:table-cell>
          <table:table-cell table:formula="of:=[.B44]-[.B45]" office:value-type="float" office:value="1772">
            <text:p>1772</text:p>
          </table:table-cell>
          <table:table-cell table:number-columns-repeated="2"/>
        </table:table-row>
        <table:table-row table:style-name="ro2" table:visibility="collapse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pieces of the pie</text:p>
          </table:table-cell>
          <table:table-cell office:value-type="string">
            <text:p>normal</text:p>
          </table:table-cell>
          <table:table-cell office:value-type="string">
            <text:p>inverse</text:p>
          </table:table-cell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radvd</text:p>
          </table:table-cell>
          <table:table-cell table:formula="of:=[.E29]" office:value-type="float" office:value="184">
            <text:p>184</text:p>
          </table:table-cell>
          <table:table-cell table:formula="of:=[.C35]" office:value-type="float" office:value="128">
            <text:p>128</text:p>
          </table:table-cell>
          <table:table-cell table:formula="of:=([.B50]+[.C50])/2" office:value-type="float" office:value="156">
            <text:p>156</text:p>
          </table:table-cell>
          <table:table-cell/>
        </table:table-row>
        <table:table-row table:style-name="ro2">
          <table:table-cell office:value-type="string">
            <text:p>dhclient (x5)</text:p>
          </table:table-cell>
          <table:table-cell table:formula="of:=[.C25]" office:value-type="float" office:value="8552">
            <text:p>8552</text:p>
          </table:table-cell>
          <table:table-cell table:formula="of:=SUM([.C36:.C40])" office:value-type="float" office:value="8524">
            <text:p>8524</text:p>
          </table:table-cell>
          <table:table-cell table:formula="of:=([.B51]+[.C51])/2" office:value-type="float" office:value="8538">
            <text:p>8538</text:p>
          </table:table-cell>
          <table:table-cell/>
        </table:table-row>
        <table:table-row table:style-name="ro2">
          <table:table-cell office:value-type="string">
            <text:p>dhcpd (x2)</text:p>
          </table:table-cell>
          <table:table-cell table:formula="of:=[.C27]+[.C28]" office:value-type="float" office:value="6064">
            <text:p>6064</text:p>
          </table:table-cell>
          <table:table-cell table:formula="of:=[.C41]+[.C42]" office:value-type="float" office:value="6092">
            <text:p>6092</text:p>
          </table:table-cell>
          <table:table-cell table:formula="of:=([.B52]+[.C52])/2" office:value-type="float" office:value="6078">
            <text:p>6078</text:p>
          </table:table-cell>
          <table:table-cell/>
        </table:table-row>
        <table:table-row table:style-name="ro2">
          <table:table-cell office:value-type="string">
            <text:p>babeld</text:p>
          </table:table-cell>
          <table:table-cell table:formula="of:=[.C26]" office:value-type="float" office:value="120">
            <text:p>120</text:p>
          </table:table-cell>
          <table:table-cell table:formula="of:=[.C43]" office:value-type="float" office:value="120">
            <text:p>120</text:p>
          </table:table-cell>
          <table:table-cell table:formula="of:=([.B53]+[.C53])/2" office:value-type="float" office:value="120">
            <text:p>120</text:p>
          </table:table-cell>
          <table:table-cell/>
        </table:table-row>
        <table:table-row table:style-name="ro2">
          <table:table-cell office:value-type="string">
            <text:p>(hnet) bird6-elsa</text:p>
          </table:table-cell>
          <table:table-cell table:formula="of:=[.C24]" office:value-type="float" office:value="2304">
            <text:p>2304</text:p>
          </table:table-cell>
          <table:table-cell table:formula="of:=[.C44]" office:value-type="float" office:value="2320">
            <text:p>2320</text:p>
          </table:table-cell>
          <table:table-cell table:formula="of:=([.B54]+[.C54])/2" office:value-type="float" office:value="2312">
            <text:p>2312</text:p>
          </table:table-cell>
          <table:table-cell/>
        </table:table-row>
        <table:table-row table:style-name="ro2">
          <table:table-cell office:value-type="string">
            <text:p>(hnet) pm.lua</text:p>
          </table:table-cell>
          <table:table-cell table:formula="of:=[.C23]" office:value-type="float" office:value="1596">
            <text:p>1596</text:p>
          </table:table-cell>
          <table:table-cell table:formula="of:=[.C45]" office:value-type="float" office:value="1772">
            <text:p>1772</text:p>
          </table:table-cell>
          <table:table-cell table:formula="of:=([.B55]+[.C55])/2" office:value-type="float" office:value="1684">
            <text:p>1684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2.11.2012</text:date>, <text:time>11:0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Stenberg</meta:initial-creator>
    <meta:creation-date>2012-11-02T10:45:42</meta:creation-date>
    <dc:date>2012-11-02T11:03:41</dc:date>
    <dc:creator>Markus Stenberg</dc:creator>
    <meta:editing-duration>PT17M8S</meta:editing-duration>
    <meta:editing-cycles>7</meta:editing-cycles>
    <meta:generator>OpenOffice.org/3.4$Unix OpenOffice.org_project/340m1$Build-9590</meta:generator>
    <meta:printed-by>Markus Stenberg</meta:printed-by>
    <meta:print-date>2012-11-02T11:02:39</meta:print-date>
    <meta:document-statistic meta:table-count="3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11cm" svg:height="7.382cm" xlink:href=".." xlink:type="simple" chart:class="chart:circle" chart:style-name="ch1">
        <chart:legend chart:legend-position="end" svg:x="10.939cm" svg:y="2.159cm" style:legend-expansion="high" chart:style-name="ch2"/>
        <chart:plot-area chart:style-name="ch3" table:cell-range-address="Sheet1.A50:Sheet1.A55 Sheet1.D50:Sheet1.D55" chart:data-source-has-labels="column" svg:x="0.284cm" svg:y="0.576cm" svg:width="10.371cm" svg:height="6.659cm">
          <chartooo:coordinate-region svg:x="2.141cm" svg:y="0.577cm" svg:width="6.657cm" svg:height="6.657cm"/>
          <chart:axis chart:dimension="x" chart:name="primary-x" chart:style-name="ch4" chartooo:axis-type="auto">
            <chartooo:date-scale/>
            <chart:categories table:cell-range-address="Sheet1.A50:Sheet1.A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0:Sheet1.D5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advd</text:p>
                <draw:g>
                  <svg:desc>Sheet1.A50:Sheet1.A55</svg:desc>
                </draw:g>
              </table:table-cell>
              <table:table-cell office:value-type="float" office:value="156">
                <text:p>156</text:p>
                <draw:g>
                  <svg:desc>Sheet1.D50:Sheet1.D55</svg:desc>
                </draw:g>
              </table:table-cell>
            </table:table-row>
            <table:table-row>
              <table:table-cell office:value-type="string">
                <text:p>dhclient (x5)</text:p>
              </table:table-cell>
              <table:table-cell office:value-type="float" office:value="8538">
                <text:p>8538</text:p>
              </table:table-cell>
            </table:table-row>
            <table:table-row>
              <table:table-cell office:value-type="string">
                <text:p>dhcpd (x2)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babeld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(hnet) bird6-elsa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(hnet) pm.lua</text:p>
              </table:table-cell>
              <table:table-cell office:value-type="float" office:value="1684">
                <text:p>1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